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1dd5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1dd5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1dd5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1dd5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1dd5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1dd5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1dd5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1dd5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1dd5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1dd5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1dd5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1dd5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1dd5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1dd5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1dd5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1dd5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1dd5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Víctor José Urbaneja Góm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9/3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43276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William José Gómez Betancourt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835370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35.52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64" meta:non-whitespace-character-count="997"/>
    <meta:template xlink:type="simple" xlink:actuate="onRequest" xlink:title="Normal" xlink:href=""/>
  </office:meta>
</office:document-meta>
</file>